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left="0in" fo:margin-right="0in" fo:text-indent="0in" style:auto-text-indent="false" style:writing-mode="lr-tb"/>
    </style:style>
    <style:style style:name="P2" style:family="paragraph" style:parent-style-name="Preformatted_20_Text">
      <style:paragraph-properties style:writing-mode="lr-tb"/>
    </style:style>
    <style:style style:name="P3" style:family="paragraph" style:parent-style-name="Preformatted_20_Text">
      <style:paragraph-properties fo:margin-top="0in" fo:margin-bottom="0.1965in" style:contextual-spacing="false" style:writing-mode="lr-tb"/>
    </style:style>
    <style:style style:name="P4" style:family="paragraph" style:parent-style-name="Heading_20_3">
      <style:paragraph-properties fo:break-before="page"/>
    </style:style>
    <style:style style:name="P5" style:family="paragraph" style:parent-style-name="Preformatted_20_Text">
      <style:paragraph-properties style:writing-mode="lr-tb"/>
      <style:text-properties officeooo:paragraph-rsid="001de845"/>
    </style:style>
    <style:style style:name="P6" style:family="paragraph" style:parent-style-name="Preformatted_20_Text">
      <style:paragraph-properties fo:break-before="page" style:writing-mode="lr-tb"/>
      <style:text-properties officeooo:paragraph-rsid="001de845"/>
    </style:style>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1"/>
    <style:style style:name="T1" style:family="text">
      <style:text-properties officeooo:rsid="002067e3"/>
    </style:style>
    <style:style style:name="T2" style:family="text">
      <style:text-properties officeooo:rsid="001de845"/>
    </style:style>
    <style:style style:name="T3" style:family="text">
      <style:text-properties fo:font-size="12pt" style:font-size-asian="12pt" style:font-size-complex="12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oRaWAN Command Documentation <text:span text:style-name="T1">for IO Board</text:span></text:h>
      <text:h text:style-name="Heading_20_2" text:outline-level="2">Overview</text:h>
      <text:p text:style-name="Text_20_body">This document provides details on the commands used to control a LoRaWAN device, specifically for managing PWM (Pulse Width Modulation) settings and relay states. The device supports various commands to set PWM frequency, duty cycles, and the state of relays.</text:p>
      <text:h text:style-name="Heading_20_2" text:outline-level="2">Command Structure</text:h>
      <text:p text:style-name="Text_20_body">The commands are sent in the form of JSON objects, which are then encoded into byte arrays for transmission over LoRaWAN. Below are the available commands and their corresponding JSON structures.</text:p>
      <text:h text:style-name="Heading_20_3" text:outline-level="3">1. Set PWM Frequency and Duty Cycles</text:h>
      <text:p text:style-name="Text_20_body"><text:span text:style-name="Strong_20_Emphasis">Command</text:span>: <text:span text:style-name="Source_20_Text">setPwm</text:span></text:p>
      <text:p text:style-name="Text_20_body"><text:span text:style-name="Strong_20_Emphasis">Description</text:span>: This command sets the PWM frequency and the duty cycles for two channels.</text:p>
      <text:p text:style-name="Text_20_body"><text:span text:style-name="Strong_20_Emphasis">JSON Structure</text:span>:</text:p>
      <text:p text:style-name="Preformatted_20_Text"/>
      <text:p text:style-name="P1"><text:span text:style-name="Source_20_Text">{</text:span></text:p>
      <text:p text:style-name="P2"><text:span text:style-name="Source_20_Text"><text:s text:c="2"/>"command": "setPwm",</text:span></text:p>
      <text:p text:style-name="P2"><text:span text:style-name="Source_20_Text"><text:s text:c="2"/>"frequency": &lt;frequency_value&gt;, <text:s text:c="5"/>// Frequency in Hz (1 - 100000)</text:span></text:p>
      <text:p text:style-name="P2"><text:span text:style-name="Source_20_Text"><text:s text:c="2"/>"c1_dutyCycle": &lt;duty_cycle_1&gt;, <text:s text:c="5"/>// Duty cycle for Channel 1 (0 - 100)</text:span></text:p>
      <text:p text:style-name="P2"><text:span text:style-name="Source_20_Text"><text:s text:c="2"/>"c2_dutyCycle": &lt;duty_cycle_2&gt; <text:s text:c="6"/>// Duty cycle for Channel 2 (0 - 100)</text:span></text:p>
      <text:p text:style-name="P3"><text:span text:style-name="Source_20_Text">}</text:span></text:p>
      <text:h text:style-name="Heading_20_3" text:outline-level="3">2. Set a Single Relay State</text:h>
      <text:p text:style-name="Text_20_body"><text:span text:style-name="Strong_20_Emphasis">Command</text:span>: <text:span text:style-name="Source_20_Text">setRelay</text:span></text:p>
      <text:p text:style-name="Text_20_body"><text:span text:style-name="Strong_20_Emphasis">Description</text:span>: This command sets the state of a specified relay.</text:p>
      <text:p text:style-name="Text_20_body"><text:span text:style-name="Strong_20_Emphasis">JSON Structure</text:span>:</text:p>
      <text:p text:style-name="Preformatted_20_Text"/>
      <text:p text:style-name="P1"><text:span text:style-name="Source_20_Text">{</text:span></text:p>
      <text:p text:style-name="P2"><text:span text:style-name="Source_20_Text"><text:s text:c="2"/>"command": "setRelay",</text:span></text:p>
      <text:p text:style-name="P2"><text:span text:style-name="Source_20_Text"><text:s text:c="2"/>"relay": &lt;relay_number&gt;, <text:s text:c="13"/>// Relay number (0 - 3)</text:span></text:p>
      <text:p text:style-name="P2"><text:span text:style-name="Source_20_Text"><text:s text:c="2"/>"state": &lt;state_value&gt; <text:s text:c="16"/>// Relay state (0 for off, 1 for on)</text:span></text:p>
      <text:p text:style-name="P3"><text:span text:style-name="Source_20_Text">}</text:span></text:p>
      <text:h text:style-name="Heading_20_3" text:outline-level="3"/>
      <text:h text:style-name="P4" text:outline-level="3">3. Set PWM Frequency Only</text:h>
      <text:p text:style-name="Text_20_body"><text:span text:style-name="Strong_20_Emphasis">Command</text:span>: <text:span text:style-name="Source_20_Text">setPwmFrequency</text:span></text:p>
      <text:p text:style-name="Text_20_body"><text:span text:style-name="Strong_20_Emphasis">Description</text:span>: This command sets the PWM frequency without changing the duty cycles.</text:p>
      <text:p text:style-name="Text_20_body"><text:span text:style-name="Strong_20_Emphasis">JSON Structure</text:span>:</text:p>
      <text:p text:style-name="Preformatted_20_Text"/>
      <text:p text:style-name="P1"><text:span text:style-name="Source_20_Text">{</text:span></text:p>
      <text:p text:style-name="P2"><text:span text:style-name="Source_20_Text"><text:s text:c="2"/>"command": "setPwmFrequency",</text:span></text:p>
      <text:p text:style-name="P2"><text:span text:style-name="Source_20_Text"><text:s text:c="2"/>"frequency": &lt;frequency_value&gt; <text:s text:c="8"/>// Frequency in Hz (1 - 100000)</text:span></text:p>
      <text:p text:style-name="P3"><text:span text:style-name="Source_20_Text">}</text:span></text:p>
      <text:h text:style-name="Heading_20_3" text:outline-level="3">4. Set Duty Cycle for a Specific Channel</text:h>
      <text:p text:style-name="Text_20_body"><text:span text:style-name="Strong_20_Emphasis">Command</text:span>: <text:span text:style-name="Source_20_Text">setPwmDutyCycle</text:span></text:p>
      <text:p text:style-name="Text_20_body"><text:span text:style-name="Strong_20_Emphasis">Description</text:span>: This command sets the duty cycle for a specific PWM channel.</text:p>
      <text:p text:style-name="Text_20_body"><text:span text:style-name="Strong_20_Emphasis">JSON Structure</text:span>:</text:p>
      <text:p text:style-name="Preformatted_20_Text"/>
      <text:p text:style-name="P1"><text:span text:style-name="Source_20_Text">{</text:span></text:p>
      <text:p text:style-name="P2"><text:span text:style-name="Source_20_Text"><text:s text:c="2"/>"command": "setPwmDutyCycle",</text:span></text:p>
      <text:p text:style-name="P2"><text:span text:style-name="Source_20_Text"><text:s text:c="2"/>"channel": &lt;channel_number&gt;, <text:s text:c="10"/>// Channel (1 or 2)</text:span></text:p>
      <text:p text:style-name="P2"><text:span text:style-name="Source_20_Text"><text:s text:c="2"/>"dutyCycle": &lt;duty_cycle_value&gt; <text:s text:c="7"/>// Duty cycle (0 - 100)</text:span></text:p>
      <text:p text:style-name="P3"><text:span text:style-name="Source_20_Text">}</text:span></text:p>
      <text:h text:style-name="Heading_20_2" text:outline-level="2">Encode Function</text:h>
      <text:p text:style-name="Text_20_body">The following JavaScript function is used to convert the JSON objects into byte arrays for transmission:</text:p>
      <text:p text:style-name="P1"><text:span text:style-name="Source_20_Text">function Encode(fPort, obj, variables) {</text:span></text:p>
      <text:p text:style-name="P2"><text:span text:style-name="Source_20_Text"><text:s text:c="2"/>var bytes = [];</text:span></text:p>
      <text:p text:style-name="P2"/>
      <text:p text:style-name="P2"><text:span text:style-name="Source_20_Text"><text:s text:c="2"/>// Command to set PWM frequency and duty cycles</text:span></text:p>
      <text:p text:style-name="P2"><text:span text:style-name="Source_20_Text"><text:s text:c="2"/>if (obj.command === "setPwm") {</text:span></text:p>
      <text:p text:style-name="P2"><text:span text:style-name="Source_20_Text"><text:s text:c="4"/>bytes.push(0x01); // Command for setting PWM frequency and duty cycles</text:span></text:p>
      <text:p text:style-name="P2"><text:span text:style-name="Source_20_Text"><text:s text:c="4"/>bytes = bytes.concat(encodeUint32(obj.frequency)); // Frequency</text:span></text:p>
      <text:p text:style-name="P2"><text:span text:style-name="Source_20_Text"><text:s text:c="4"/>bytes = bytes.concat(encodeUint32(obj.c1_dutyCycle)); // Channel 1 duty cycle</text:span></text:p>
      <text:p text:style-name="P2"><text:span text:style-name="Source_20_Text"><text:s text:c="4"/>bytes = bytes.concat(encodeUint32(obj.c2_dutyCycle)); // Channel 2 duty cycle</text:span></text:p>
      <text:p text:style-name="P2"><text:span text:style-name="Source_20_Text"><text:s text:c="2"/>}</text:span></text:p>
      <text:p text:style-name="P2"/>
      <text:p text:style-name="P2"><text:span text:style-name="Source_20_Text"><text:s text:c="2"/>// Command to set a single relay state</text:span></text:p>
      <text:p text:style-name="P2"><text:span text:style-name="Source_20_Text"><text:s text:c="2"/>else if (obj.command === "setRelay") {</text:span></text:p>
      <text:p text:style-name="P2"><text:span text:style-name="Source_20_Text"><text:s text:c="4"/>bytes.push(0x03); // Command for setting a single relay</text:span></text:p>
      <text:p text:style-name="P2"><text:span text:style-name="Source_20_Text"><text:s text:c="4"/>bytes.push(obj.relay); // Relay number (0-3)</text:span></text:p>
      <text:p text:style-name="P2"><text:span text:style-name="Source_20_Text"><text:s text:c="4"/>bytes.push(obj.state); // Relay state (0 for off, 1 for on)</text:span></text:p>
      <text:p text:style-name="P2"><text:span text:style-name="Source_20_Text"><text:s text:c="2"/>}</text:span></text:p>
      <text:p text:style-name="P2"/>
      <text:p text:style-name="P5"><text:span text:style-name="Source_20_Text"><text:s/></text:span></text:p>
      <text:p text:style-name="P6"><text:span text:style-name="Source_20_Text"><text:s/>// Command to set only the PWM frequency</text:span></text:p>
      <text:p text:style-name="P2"><text:span text:style-name="Source_20_Text"><text:s text:c="2"/>else if (obj.command === "setPwmFrequency") {</text:span></text:p>
      <text:p text:style-name="P2"><text:span text:style-name="Source_20_Text"><text:s text:c="4"/>bytes.push(0x04); // Command for setting PWM frequency</text:span></text:p>
      <text:p text:style-name="P2"><text:span text:style-name="Source_20_Text"><text:s text:c="4"/>bytes = bytes.concat(encodeUint32(obj.frequency)); // Frequency</text:span></text:p>
      <text:p text:style-name="P2"><text:span text:style-name="Source_20_Text"><text:s text:c="2"/>}</text:span></text:p>
      <text:p text:style-name="P2"/>
      <text:p text:style-name="P2"><text:span text:style-name="Source_20_Text"><text:s text:c="2"/>// Command to set only the duty cycle of a specific channel</text:span></text:p>
      <text:p text:style-name="P2"><text:span text:style-name="Source_20_Text"><text:s text:c="2"/>else if (obj.command === "setPwmDutyCycle") {</text:span></text:p>
      <text:p text:style-name="P2"><text:span text:style-name="Source_20_Text"><text:s text:c="4"/>bytes.push(0x05); // Command for setting PWM duty cycle</text:span></text:p>
      <text:p text:style-name="P2"><text:span text:style-name="Source_20_Text"><text:s text:c="4"/>bytes.push(obj.channel); // Channel (1 or 2)</text:span></text:p>
      <text:p text:style-name="P2"><text:span text:style-name="Source_20_Text"><text:s text:c="4"/>bytes = bytes.concat(encodeUint32(obj.dutyCycle)); // Duty cycle</text:span></text:p>
      <text:p text:style-name="P2"><text:span text:style-name="Source_20_Text"><text:s text:c="2"/>}</text:span></text:p>
      <text:p text:style-name="P2"/>
      <text:p text:style-name="P2"><text:span text:style-name="Source_20_Text"><text:s text:c="2"/>return bytes;</text:span></text:p>
      <text:p text:style-name="P2"><text:span text:style-name="Source_20_Text">}</text:span></text:p>
      <text:p text:style-name="P2"/>
      <text:p text:style-name="P2"><text:span text:style-name="Source_20_Text">function encodeUint32(value) {</text:span></text:p>
      <text:p text:style-name="P2"><text:span text:style-name="Source_20_Text"><text:s text:c="2"/>return [(value &amp; 0xFF), (value &gt;&gt; 8 &amp; 0xFF), (value &gt;&gt; 16 &amp; 0xFF), (value &gt;&gt; 24 </text:span><text:span text:style-name="Source_20_Text"><text:span text:style-name="T2">&amp; </text:span></text:span><text:span text:style-name="Source_20_Text">0xFF)];</text:span></text:p>
      <text:p text:style-name="P3"><text:span text:style-name="Source_20_Text">}</text:span></text:p>
      <text:h text:style-name="Heading_20_3" text:outline-level="3">Explanation of the Encode Function:</text:h>
      <text:list text:style-name="L1">
        <text:list-item>
          <text:p text:style-name="P7">The <text:span text:style-name="Source_20_Text">Encode</text:span> function takes three parameters: <text:span text:style-name="Source_20_Text">fPort</text:span>, <text:span text:style-name="Source_20_Text">obj</text:span>, and <text:span text:style-name="Source_20_Text">variables</text:span>.</text:p>
        </text:list-item>
        <text:list-item>
          <text:p text:style-name="P7">It initializes an empty array, <text:span text:style-name="Source_20_Text"><text:span text:style-name="T3">bytes</text:span></text:span>, to hold the encoded values.</text:p>
        </text:list-item>
        <text:list-item>
          <text:p text:style-name="P7">Depending on the <text:span text:style-name="Source_20_Text">command</text:span> in the JSON object, it adds appropriate command bytes and values to the <text:span text:style-name="Source_20_Text">bytes</text:span> array.</text:p>
        </text:list-item>
        <text:list-item>
          <text:p text:style-name="P8">The function handles the encoding for setting PWM configurations, relay states, and duty cycles, ensuring that values are within the specified ranges.</text:p>
        </text:list-item>
      </text:list>
      <text:h text:style-name="Heading_20_2" text:outline-level="2">Conclusion</text:h>
      <text:p text:style-name="Text_20_body">This document serves as a guide for using the LoRaWAN commands to control the device effectively. It includes the structure of commands, the encoding function, and necessary parameters to ensure correct operatio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4T14:07:24.914000000</meta:creation-date>
    <dc:date>2024-10-04T14:13:42.195000000</dc:date>
    <meta:editing-duration>PT5M26S</meta:editing-duration>
    <meta:editing-cycles>2</meta:editing-cycles>
    <meta:generator>LibreOffice/24.8.0.3$Windows_X86_64 LibreOffice_project/0bdf1299c94fe897b119f97f3c613e9dca6be583</meta:generator>
    <meta:print-date>2024-10-04T14:12:00.326000000</meta:print-date>
    <meta:printed-by>PDF files</meta:printed-by>
    <meta:document-statistic meta:table-count="0" meta:image-count="0" meta:object-count="0" meta:page-count="3" meta:paragraph-count="82" meta:word-count="567" meta:character-count="3880" meta:non-whitespace-character-count="3226"/>
  </office:meta>
</office:document-meta>
</file>